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506" officeooo:paragraph-rsid="001b9506"/>
    </style:style>
    <style:style style:name="P2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1b9506" officeooo:paragraph-rsid="001b9506"/>
    </style:style>
    <style:style style:name="P3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1bc777" officeooo:paragraph-rsid="001bc777"/>
    </style:style>
    <style:style style:name="P4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officeooo:rsid="001d09cc" officeooo:paragraph-rsid="001d09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bernetes Concepts</text:p>
      <text:p text:style-name="P1"/>
      <text:list xml:id="list3114085693" text:style-name="L2">
        <text:list-item>
          <text:p text:style-name="P2">Containerization &amp; Orchestration</text:p>
        </text:list-item>
        <text:list-item>
          <text:p text:style-name="P2">cloud Basics</text:p>
        </text:list-item>
        <text:list-item>
          <text:p text:style-name="P2">YAML/Declarative</text:p>
        </text:list-item>
        <text:list-item>
          <text:p text:style-name="P3">Networking basics --- osi layers,DNS,protocol,ip,gateway,rotuers</text:p>
        </text:list-item>
        <text:list-item>
          <text:p text:style-name="P4">Termina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0:33:58.338688136</meta:creation-date>
    <dc:date>2024-02-27T10:50:05.510103279</dc:date>
    <meta:editing-duration>PT16M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9" meta:character-count="161" meta:non-whitespace-character-count="153"/>
  </office:meta>
</office:document-meta>
</file>